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VL P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2.179cm" svg:x="1.4cm" svg:y="4.021cm" presentation:class="outline" presentation:user-transformed="true">
          <draw:text-box>
            <text:list text:style-name="L2">
              <text:list-item>
                <text:p>NFSサーバ</text:p>
                <text:p>⇒10.250.128.0/255.255.255.0</text:p>
              </text:list-item>
              <text:list-item>
                <text:p>SHR(Synology Hybrid RAID)</text:p>
                <text:p/>
              </text:list-item>
              <text:list-item>
                <text:p>IPアドレス : 10.250.128.90</text:p>
                <text:p/>
              </text:list-item>
              <text:list-item>
                <text:p>ポート : 5000</text:p>
              </text:list-item>
            </text:list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 NF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ポートの開放</text:p>
                <text:p>ディスクパーティションのコントロールパネル</text:p>
                <text:p>⇒セキュリティのファイヤウォールより設定可能</text:p>
              </text:list-item>
              <text:list-item>
                <text:p>NFSのクライアント設定</text:p>
                <text:p>hera内の/etc/exportsが設定ファイル</text:p>
                <text:p>もしくは</text:p>
                <text:p>ディスクパーティションのコントロールパネル</text:p>
                <text:p>⇒共有フォルダから設定可能</text:p>
              </text:list-item>
            </text:list>
          </draw:text-box>
        </draw:frame>
        <draw:frame draw:style-name="gr3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hera</text:p>
          </draw:text-box>
        </draw:frame>
        <draw:frame presentation:style-name="pr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Volume1</text:span></text:p>
              </text:list-item>
            </text:list>
            <text:list text:style-name="L3">
              <text:list-header>
                <text:p><text:span text:style-name="T1">ファイルシステムが</text:span><text:span text:style-name="T1">Btrfs</text:span></text:p>
                <text:p><text:span text:style-name="T1">　⇒ファイルシステムとは</text:span><text:span text:style-name="T1">HDD</text:span><text:span text:style-name="T1">などの記憶装置に</text:span></text:p>
                <text:p><text:span text:style-name="T1">　　保存されたデータを操作するための機能</text:span></text:p>
                <text:list>
                  <text:list-item>
                    <text:list>
                      <text:list-header>
                        <text:p><text:span text:style-name="T1">ファイルの保存、暗号化、圧縮などの機能がある</text:span></text:p>
                        <text:p><text:span text:style-name="T1"><text:s text:c="2"/>⇒</text:span><text:span text:style-name="T1">Btrfs</text:span><text:span text:style-name="T1">はデータの復元機能が高い</text:span></text:p>
                      </text:list-header>
                    </text:list>
                  </text:list-item>
                </text:list>
                <text:p><text:span text:style-name="T1"/></text:p>
                <text:p><text:span text:style-name="T1">volume1/homes/hera</text:span><text:span text:style-name="T1">を</text:span><text:span text:style-name="T1">/ahome</text:span><text:span text:style-name="T1">にみんなマウント</text:span></text:p>
                <text:p><text:span text:style-name="T1">volume1/zeus/home</text:span><text:span text:style-name="T1">に</text:span><text:span text:style-name="T1">zeus</text:span><text:span text:style-name="T1">をマウント</text:span></text:p>
                <text:p><text:span text:style-name="T1"/></text:p>
                <text:p><text:span text:style-name="T1"><text:tab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e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olume2</text:p>
                <text:p>ファイルシステムがext4⇒<text:span text:style-name="T1">Btrfs</text:span></text:p>
                <text:p><text:s text:c="10"/>⇒互換性やパフォーマンスが高い</text:p>
              </text:list-item>
            </text:list>
            <text:list text:style-name="L5">
              <text:list-header>
                <text:p>venusの代わりやバックアップなどのサブ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era バックアップ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">volume1/homes/bkup/</text:span></text:p>
                <text:p><text:span text:style-name="T1">hera</text:span><text:span text:style-name="T1">、</text:span><text:span text:style-name="T1">public</text:span><text:span text:style-name="T1">、</text:span><text:span text:style-name="T1">venus</text:span><text:span text:style-name="T1">、</text:span><text:span text:style-name="T1">zeus</text:span><text:span text:style-name="T1">のバックアップをとっている</text:span></text:p>
              </text:list-item>
              <text:list-item>
                <text:p><text:span text:style-name="T1">volume1/homes/adm/bin/</text:span></text:p>
                <text:p><text:span text:style-name="T1">それぞれのバックアップのシェルが入ってる</text:span></text:p>
              </text:list-item>
              <text:list-item>
                <text:p><text:span text:style-name="T1">/etc/crontab</text:span></text:p>
                <text:p><text:span text:style-name="T1">ここにクーロンを実行する時間が書かれている</text:span></text:p>
              </text:list-item>
              <text:list-item>
                <text:p><text:span text:style-name="T1">/etc/cron.hourly , cron.daily <text:s/>, cron.manthly , cron.weekly</text:span></text:p>
                <text:p><text:span text:style-name="T1">それぞれのタイミングのクーロン</text:span></text:p>
                <text:p><text:span text:style-name="T1">これらは</text:span><text:span text:style-name="T1">crontab</text:span><text:span text:style-name="T1">で同じ時間に実行されないように調整されている</text:span></text:p>
              </text:list-item>
            </text:list>
          </draw:text-box>
        </draw:frame>
        <draw:frame draw:style-name="gr4" draw:text-style-name="P1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Pゴシック" svg:font-family="'VL Pゴシック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VL Pゴシック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VL Pゴシック" style:font-family-complex="'VL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VL Pゴシック" style:font-family-complex="'VL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VL Pゴシック" style:font-family-complex="'VL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6:20:12.493041575</meta:creation-date>
    <dc:date>2018-07-09T22:32:36.934219985</dc:date>
    <meta:editing-duration>PT4H54M54S</meta:editing-duration>
    <meta:editing-cycles>5</meta:editing-cycles>
    <meta:generator>LibreOffice/6.0.5.2$MacOSX_X86_64 LibreOffice_project/54c8cbb85f300ac59db32fe8a675ff7683cd5a16</meta:generator>
    <meta:document-statistic meta:object-count="44"/>
  </office:meta>
</office:document-meta>
</file>